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wmf;windows_formatname=&quot;Image WMF&quot;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visible-area-left="0in" draw:visible-area-top="0in" draw:visible-area-width="6.2681in" draw:visible-area-height="0.31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949in" svg:height="1.1803in" svg:x="0.9807in" svg:y="3.3567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677in" svg:height="0.3118in" svg:x="8in" svg:y="3.5555in">
            <draw:object-ole draw:class-id="F4754C9B-64F5-4B40-8af4-679732ac060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0:36:39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11-08T10:38:03.409000000</dc:date>
    <meta:editing-duration>PT2M1S</meta:editing-duration>
    <meta:editing-cycles>2</meta:editing-cycles>
    <meta:generator>LibreOffice/7.0.3.1$Windows_X86_64 LibreOffice_project/d7547858d014d4cf69878db179d326fc3483e082</meta:generator>
    <meta:document-statistic meta:table-count="1" meta:cell-count="1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a word document</text:span>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